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cm" svg:y="4.6cm">
          <draw:text-box>
            <text:p><text:span text:style-name="T1">i</text:span></text:p>
          </draw:text-box>
        </draw:frame>
        <draw:frame draw:style-name="gr3" draw:text-style-name="P2" draw:layer="layout" svg:width="14.564cm" svg:height="8.192cm" svg:x="0.4cm" svg:y="1.1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24T15:33:57.619036191</dc:date>
    <meta:editing-duration>PT6M29S</meta:editing-duration>
    <meta:editing-cycles>23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5cm" svg:height="8.193cm" xlink:href="." xlink:type="simple" chart:class="chart:scatter" chart:style-name="ch1">
        <chart:plot-area chart:style-name="ch2" chart:data-source-has-labels="both" svg:x="0.291cm" svg:y="0.163cm" svg:width="13.983cm" svg:height="7.867cm">
          <chartooo:coordinate-region svg:x="0.833cm" svg:y="0.362cm" svg:width="13.347cm" svg:height="7.469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